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2.7cm"/>
    </style:style>
    <style:style style:name="Table1.B" style:family="table-column">
      <style:table-column-properties style:column-width="4.3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 style:master-page-name="First_20_Page">
      <style:paragraph-properties style:page-number="auto"/>
      <style:text-properties officeooo:paragraph-rsid="001581f8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margin-top="0.12cm" fo:margin-bottom="0.101cm" loext:contextual-spacing="false"/>
      <style:text-properties officeooo:paragraph-rsid="001003df"/>
    </style:style>
    <style:style style:name="P9" style:family="paragraph" style:parent-style-name="Heading_20_1">
      <style:paragraph-properties fo:margin-top="0.12cm" fo:margin-bottom="0.101cm" loext:contextual-spacing="false"/>
      <style:text-properties style:font-name="Liberation Sans" officeooo:paragraph-rsid="001003df" style:font-name-asian="Droid Sans" style:font-name-complex="FreeSans" style:font-size-complex="16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3df" style:font-weight-asian="bold" style:font-weight-complex="bold"/>
    </style:style>
    <style:style style:name="T3" style:family="text">
      <style:text-properties fo:font-weight="bold" officeooo:rsid="001777c0" style:font-weight-asian="bold" style:font-weight-complex="bold"/>
    </style:style>
    <style:style style:name="T4" style:family="text">
      <style:text-properties officeooo:rsid="001003df"/>
    </style:style>
    <style:style style:name="T5" style:family="text">
      <style:text-properties officeooo:rsid="0012beaf"/>
    </style:style>
    <style:style style:name="T6" style:family="text">
      <style:text-properties fo:background-color="#cccccc" loext:char-shading-value="0"/>
    </style:style>
    <style:style style:name="T7" style:family="text">
      <style:text-properties officeooo:rsid="0013f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text:span text:style-name="T3"> </text:span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7" text:outline-level="1">FACTURATION DES ACTES LONGUE MALADI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9" text:outline-level="1">Référence état : <text:s/><text:text-input text:description="&lt;ref_statement&gt;">&lt;ref_statement&gt;</text:text-input></text:h>
          </table:table-cell>
          <table:table-cell table:style-name="Table1.B1" office:value-type="string">
            <text:h text:style-name="P9" text:outline-level="1"><text:span text:style-name="T2">Nombre : </text:span><text:span text:style-name="T2"><text:text-input text:description="&lt;count(objects)&gt;">&lt;count(objects)&gt;</text:text-input></text:span></text:h>
          </table:table-cell>
        </table:table-row>
      </table:table>
      <text:h text:style-name="P8" text:outline-level="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span text:style-name="T5">le: </text:span><text:span text:style-name="T6"><text:text-input text:description="&lt;line.invoice_id.date_acte and formatLang(line.invoice_id.date_acte,date=True) or ''&gt;">&lt;line.invoice_id.date_acte and formatLang(line.invoice_id.date_acte,date=True) or ''&gt;</text:text-input></text:span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4">Total :</text:p>
          </table:table-cell>
          <table:covered-table-cell/>
          <table:table-cell table:style-name="Tableau1.G8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 loext:contextual-spacing="false"/>
      <style:text-properties fo:font-size="7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11-13T23:02:47.280074653</dc:date>
    <meta:editing-duration>PT7H19M54S</meta:editing-duration>
    <meta:editing-cycles>129</meta:editing-cycles>
    <meta:generator>LibreOffice/4.3.3.2$Linux_X86_64 LibreOffice_project/430m0$Build-2</meta:generator>
    <dc:creator>Laurent FRANCOIS</dc:creator>
    <meta:document-statistic meta:table-count="2" meta:image-count="0" meta:object-count="0" meta:page-count="1" meta:paragraph-count="20" meta:word-count="109" meta:character-count="672" meta:non-whitespace-character-count="622"/>
  </office:meta>
</office:document-meta>
</file>